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9860f" officeooo:paragraph-rsid="000986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3"/>Ant </text:p>
      <text:p text:style-name="P1">再目录下执行ant默认寻找的 build.xml</text:p>
      <text:p text:style-name="P1">但是也可以指定文件路径 ant -file <text:s/>build2.xml</text:p>
      <text:p text:style-name="P1">ant可以用来编译和运行java文件 <text:s/>类似c/c++的makefile文件</text:p>
      <text:p text:style-name="P1">看ant首先关注的是project标签 <text:s/>然后找target标签 再看project是否有fefault属性，然后找对应的target来理解 整个build.xml的运行过程</text:p>
      <text:p text:style-name="P1">声明属性就相当于申明变量用$()来引用变量，可以简化代码</text:p>
      <text:p text:style-name="P1">&lt;?xml version="1.0"?&gt;</text:p>
      <text:p text:style-name="P1">//申明任务 可以用description来注释</text:p>
      <text:p text:style-name="P1">&lt;project name="GridWorld" default="make-zip" basedir="."&gt;</text:p>
      <text:p text:style-name="P1"><text:s text:c="3"/>&lt;property file="build.properties"/&gt;</text:p>
      <text:p text:style-name="P1">//申明很多的属性 以便使用</text:p>
      <text:p text:style-name="P1"><text:s text:c="3"/>&lt;property name="framework.dir" value="framework"/&gt; <text:s/></text:p>
      <text:p text:style-name="P1"><text:s text:c="3"/>&lt;property name="projects.dir" value="projects"/&gt; <text:s/></text:p>
      <text:p text:style-name="P1"><text:s text:c="3"/>&lt;property name="build.dir" value="build"/&gt; <text:s/></text:p>
      <text:p text:style-name="P1"><text:s text:c="3"/>&lt;property name="dist.dir" value="dist"/&gt; <text:s/></text:p>
      <text:p text:style-name="P1"><text:s text:c="3"/>&lt;property name="zip.name" value="GridWorldCode"/&gt;</text:p>
      <text:p text:style-name="P1"><text:s text:c="3"/>&lt;property name="dist.zip.dir" value="${dist.dir}/${zip.name}"/&gt; <text:s/></text:p>
      <text:p text:style-name="P1"><text:s text:c="3"/>&lt;property name="package.name" value="info.gridworld"/&gt;</text:p>
      <text:p text:style-name="P1"><text:s text:c="3"/>&lt;property name="framework.resources" </text:p>
      <text:p text:style-name="P1"><text:s text:c="13"/>value="${framework.dir}/info/gridworld/gui/WorldFrameResources.properties" /&gt;</text:p>
      <text:p text:style-name="P1"><text:s text:c="3"/>//一个init目标</text:p>
      <text:p text:style-name="P1"><text:s text:c="3"/>&lt;target name="init"&gt;</text:p>
      <text:p text:style-name="P1"><text:s text:c="3"/>//时间戳</text:p>
      <text:p text:style-name="P1"><text:s text:c="6"/>&lt;tstamp&gt;</text:p>
      <text:p text:style-name="P1"><text:s text:c="9"/>&lt;format property="version.date" pattern="yyyy-MM-dd" locale="en"/&gt;</text:p>
      <text:p text:style-name="P1"><text:s text:c="6"/>&lt;/tstamp&gt;</text:p>
      <text:p text:style-name="P1"><text:s text:c="6"/>//创建三个目录</text:p>
      <text:p text:style-name="P1"><text:s text:c="6"/>&lt;mkdir dir="${build.dir}"/&gt;</text:p>
      <text:p text:style-name="P1"><text:s text:c="6"/>&lt;mkdir dir="${dist.dir}"/&gt;</text:p>
      <text:p text:style-name="P1"><text:s text:c="6"/>&lt;mkdir dir="${dist.zip.dir}"/&gt;</text:p>
      <text:p text:style-name="P1"><text:s text:c="3"/>&lt;/target&gt;</text:p>
      <text:p text:style-name="P1"/>
      <text:p text:style-name="P1"><text:s text:c="3"/>//这里是正则</text:p>
      <text:p text:style-name="P1"><text:s text:c="3"/>&lt;target name="props" depends="init" description="Set version-specific properties."&gt;</text:p>
      <text:p text:style-name="P1"><text:s text:c="6"/>&lt;replaceregexp file="${framework.resources}" byline="true"&gt;</text:p>
      <text:p text:style-name="P1"><text:s text:c="9"/>&lt;regexp pattern="(version.id\s*=\s*).*"/&gt;</text:p>
      <text:p text:style-name="P1"><text:s text:c="9"/>&lt;substitution expression="\1${version.id}"/&gt;</text:p>
      <text:p text:style-name="P1"><text:s text:c="6"/>&lt;/replaceregexp&gt;</text:p>
      <text:p text:style-name="P1"><text:s text:c="6"/>&lt;replaceregexp file="${framework.resources}" byline="true"&gt;</text:p>
      <text:p text:style-name="P1"><text:s text:c="9"/>&lt;regexp pattern="(version.date\s*=\s*).*"/&gt;</text:p>
      <text:p text:style-name="P1"><text:s text:c="9"/>&lt;substitution expression="\1${version.date}"/&gt;</text:p>
      <text:p text:style-name="P1"><text:s text:c="6"/>&lt;/replaceregexp&gt;</text:p>
      <text:p text:style-name="P1"><text:s text:c="3"/>&lt;/target&gt;</text:p>
      <text:p text:style-name="P1"><text:s text:c="2"/>// 编译java源文件</text:p>
      <text:p text:style-name="P1"><text:s text:c="3"/>&lt;target name="compile" depends="props"&gt;</text:p>
      <text:p text:style-name="P1"><text:s text:c="6"/>&lt;javac srcdir="${framework.dir}" destdir="${build.dir}" debug="true" target="1.5"&gt;</text:p>
      <text:p text:style-name="P1"><text:s text:c="9"/>&lt;compilerarg value="-Xlint:unchecked"/&gt;</text:p>
      <text:p text:style-name="P1"><text:s text:c="6"/>&lt;/javac&gt;</text:p>
      <text:p text:style-name="P1"><text:s text:c="3"/>&lt;/target&gt;</text:p>
      <text:p text:style-name="P1"><text:s text:c="3"/></text:p>
      <text:p text:style-name="P1"><text:s text:c="3"/>// 生成jar文件</text:p>
      <text:p text:style-name="P1"><text:s text:c="3"/>&lt;target name="build-jar" depends="compile"&gt;</text:p>
      <text:p text:style-name="P1"><text:s text:c="6"/>&lt;copy todir="${build.dir}"&gt;</text:p>
      <text:p text:style-name="P1"><text:soft-page-break/><text:s text:c="9"/>&lt;fileset dir="${framework.dir}"&gt;</text:p>
      <text:p text:style-name="P1"><text:s text:c="12"/>&lt;include name="**/*.gif"/&gt;</text:p>
      <text:p text:style-name="P1"><text:s text:c="12"/>&lt;include name="**/*.properties"/&gt;</text:p>
      <text:p text:style-name="P1"><text:s text:c="12"/>&lt;include name="**/*.html"/&gt;</text:p>
      <text:p text:style-name="P1"><text:s text:c="9"/>&lt;/fileset&gt;</text:p>
      <text:p text:style-name="P1"><text:s text:c="6"/>&lt;/copy&gt;</text:p>
      <text:p text:style-name="P1"/>
      <text:p text:style-name="P1"><text:s text:c="6"/>&lt;jar destfile="${dist.zip.dir}/gridworld.jar" basedir="${build.dir}"/&gt;</text:p>
      <text:p text:style-name="P1"><text:s text:c="3"/>&lt;/target&gt;</text:p>
      <text:p text:style-name="P1">// 生成文本当</text:p>
      <text:p text:style-name="P1"><text:s text:c="3"/>&lt;target name="javadoc" depends="build-jar"&gt;</text:p>
      <text:p text:style-name="P1"><text:s text:c="6"/>&lt;javadoc</text:p>
      <text:p text:style-name="P1"><text:s text:c="12"/>destdir="${dist.zip.dir}/javadoc"</text:p>
      <text:p text:style-name="P1"><text:s text:c="12"/>packagenames="${package.name}.*"</text:p>
      <text:p text:style-name="P1"><text:s text:c="12"/>sourcepath="${framework.dir}"</text:p>
      <text:p text:style-name="P1"><text:s text:c="12"/>excludepackagenames="${package.name}.gui.*"</text:p>
      <text:p text:style-name="P1"><text:s text:c="12"/>link="${java.api.url}"/&gt;</text:p>
      <text:p text:style-name="P1"><text:s text:c="3"/>&lt;/target&gt;</text:p>
      <text:p text:style-name="P1">//制作压缩包</text:p>
      <text:p text:style-name="P1"><text:s text:c="3"/>&lt;target name="make-zip" depends="javadoc"&gt;</text:p>
      <text:p text:style-name="P1"><text:s text:c="6"/>&lt;copy todir="${dist.zip.dir}/projects"&gt;</text:p>
      <text:p text:style-name="P1"><text:s text:c="9"/>&lt;fileset dir="${projects.dir}"&gt;</text:p>
      <text:p text:style-name="P1"><text:s text:c="12"/>&lt;include name="**/*.java"/&gt;</text:p>
      <text:p text:style-name="P1"><text:s text:c="12"/>&lt;include name="**/*.gif"/&gt;</text:p>
      <text:p text:style-name="P1"><text:s text:c="9"/>&lt;/fileset&gt;</text:p>
      <text:p text:style-name="P1"><text:s text:c="6"/>&lt;/copy&gt;</text:p>
      <text:p text:style-name="P1"><text:s text:c="6"/>&lt;copy todir="${dist.zip.dir}/framework"&gt; <text:s text:c="5"/></text:p>
      <text:p text:style-name="P1"><text:s text:c="9"/>&lt;fileset dir="${framework.dir}"&gt;</text:p>
      <text:p text:style-name="P1"><text:s text:c="12"/>&lt;include name="**/*.java"/&gt;</text:p>
      <text:p text:style-name="P1"><text:s text:c="12"/>&lt;include name="**/*.gif"/&gt;</text:p>
      <text:p text:style-name="P1"><text:s text:c="12"/>&lt;include name="**/*.properties"/&gt;</text:p>
      <text:p text:style-name="P1"><text:s text:c="9"/>&lt;/fileset&gt;</text:p>
      <text:p text:style-name="P1"><text:s text:c="6"/>&lt;/copy&gt;</text:p>
      <text:p text:style-name="P1"><text:s text:c="6"/>&lt;copy todir="${dist.zip.dir}"&gt;</text:p>
      <text:p text:style-name="P1"><text:s text:c="9"/>&lt;fileset dir="${basedir}"&gt;</text:p>
      <text:p text:style-name="P1"><text:s text:c="12"/>&lt;include name="build.xml"/&gt;</text:p>
      <text:p text:style-name="P1"><text:s text:c="12"/>&lt;include name="build.properties"/&gt;</text:p>
      <text:p text:style-name="P1"><text:s text:c="9"/>&lt;/fileset&gt;</text:p>
      <text:p text:style-name="P1"><text:s text:c="6"/>&lt;/copy&gt;</text:p>
      <text:p text:style-name="P1"><text:s text:c="6"/>&lt;delete file="${dist.dir}/${zip.name}.zip" /&gt;</text:p>
      <text:p text:style-name="P1"><text:s text:c="6"/>&lt;zip destfile="${dist.dir}/${zip.name}.zip" basedir="${dist.dir}"&gt;</text:p>
      <text:p text:style-name="P1"><text:s text:c="6"/>&lt;/zip&gt;</text:p>
      <text:p text:style-name="P1"><text:s text:c="3"/>&lt;/target&gt;</text:p>
      <text:p text:style-name="P1">// 清楚目录</text:p>
      <text:p text:style-name="P1"><text:s text:c="3"/>&lt;target name="clean"&gt;</text:p>
      <text:p text:style-name="P1"><text:s text:c="6"/>&lt;delete dir="${build.dir}"/&gt;</text:p>
      <text:p text:style-name="P1"><text:s text:c="6"/>&lt;delete dir="${dist.dir}"/&gt;</text:p>
      <text:p text:style-name="P1"><text:s text:c="3"/>&lt;/target&gt;</text:p>
      <text:p text:style-name="P1">&lt;/project&gt;</text:p>
      <text:p text:style-name="P1"/>
      <text:p text:style-name="P1"/>
      <text:p text:style-name="P1"><text:s text:c="30"/>java</text:p>
      <text:p text:style-name="P1">java 有类似c++的封装和继承</text:p>
      <text:p text:style-name="P1">java种大写开头的数据类型 都是类，</text:p>
      <text:p text:style-name="P1">类是引用赋值</text:p>
      <text:p text:style-name="P1">数组的初始化 不太一样</text:p>
      <text:p text:style-name="P1">java有点类似web种的html css js的集合，基本上能变种实现web的网页</text:p>
      <text:p text:style-name="P1">java有很多库 也可以自己生成库 这样能有效的避免冲突</text:p>
      <text:p text:style-name="P1"><text:soft-page-break/></text:p>
      <text:p text:style-name="P1"/>
      <text:p text:style-name="P1"/>
      <text:p text:style-name="P1"/>
      <text:p text:style-name="P1"/>
      <text:p text:style-name="P1"><text:s text:c="39"/>junit</text:p>
      <text:p text:style-name="P1">junit 用来测试一个java的类的方法是否正确</text:p>
      <text:p text:style-name="P1">一个例子解析</text:p>
      <text:p text:style-name="P1"/>
      <text:p text:style-name="P1">//下面这个用于断言函数的调用</text:p>
      <text:p text:style-name="P1">import static org.junit.Assert.*;</text:p>
      <text:p text:style-name="P1">// 下面这两个包 是对与自己选择运行器 准备的</text:p>
      <text:p text:style-name="P1">//import org.junit.internal.runners.TestClass; 发现过时</text:p>
      <text:p text:style-name="P1">import org.junit.runner.RunWith;</text:p>
      <text:p text:style-name="P1"/>
      <text:p text:style-name="P1">//把若干种情况变成参数一次性测试，因为一个测试只有一个断言可以使用</text:p>
      <text:p text:style-name="P1">import org.junit.runners.Parameterized;</text:p>
      <text:p text:style-name="P1">import org.junit.runners.Parameterized.Parameters;</text:p>
      <text:p text:style-name="P1">import java.util.Arrays;</text:p>
      <text:p text:style-name="P1">import java.util.Collection;</text:p>
      <text:p text:style-name="P1"/>
      <text:p text:style-name="P1">// 就是那些标志</text:p>
      <text:p text:style-name="P1">import org.junit.Before;</text:p>
      <text:p text:style-name="P1">import org.junit.Ignore;</text:p>
      <text:p text:style-name="P1">import org.junit.Test;</text:p>
      <text:p text:style-name="P1"/>
      <text:p text:style-name="P1">// 调用运行器 这里可省 和不加是一样的效果 加了这里 也要加对应的package</text:p>
      <text:p text:style-name="P1">/////@RunWith(TestClassRunner.class)</text:p>
      <text:p text:style-name="P1"/>
      <text:p text:style-name="P1">// 使用参数的方法时添加的 因为添加了特殊功能嘛</text:p>
      <text:p text:style-name="P1">@RunWith(Parameterized.class)</text:p>
      <text:p text:style-name="P1">public class CalculatorTest {</text:p>
      <text:p text:style-name="P1"><text:s text:c="4"/>private static Calculator calculator = new Calculator();</text:p>
      <text:p text:style-name="P1"><text:s text:c="4"/>private int param;</text:p>
      <text:p text:style-name="P1"><text:s text:c="4"/>private int result;</text:p>
      <text:p text:style-name="P1"><text:s text:c="8"/>//每次测试都要预先执行这个函数</text:p>
      <text:p text:style-name="P1"><text:s text:c="4"/>@Before </text:p>
      <text:p text:style-name="P1"><text:s text:c="4"/>public void setUp() throws Exception {</text:p>
      <text:p text:style-name="P1"><text:s text:c="8"/>calculator.clear();</text:p>
      <text:p text:style-name="P1"><text:s text:c="4"/>}</text:p>
      <text:p text:style-name="P1"/>
      <text:p text:style-name="P1"><text:s text:c="4"/>//参量形式 最后会以每一组数据测试一次 <text:s/>所以就是相当于测试test数乘以3</text:p>
      <text:p text:style-name="P1"><text:s text:c="4"/>@Parameters</text:p>
      <text:p text:style-name="P1"><text:s text:c="4"/>public static Collection&lt;Object[]&gt; data() {</text:p>
      <text:p text:style-name="P1"><text:s text:c="8"/>return Arrays.asList(new Object[][]{</text:p>
      <text:p text:style-name="P1"><text:s text:c="12"/>{2, 4},</text:p>
      <text:p text:style-name="P1"><text:s text:c="12"/>{0, 0},</text:p>
      <text:p text:style-name="P1"><text:s text:c="12"/>{-3, 9},</text:p>
      <text:p text:style-name="P1"><text:s text:c="8"/>});</text:p>
      <text:p text:style-name="P1"><text:s text:c="4"/>}</text:p>
      <text:p text:style-name="P1"><text:s text:c="3"/>//构造函数,对变量进行初始化 顺序和参量的顺序相同 是相当于</text:p>
      <text:p text:style-name="P1"><text:s text:c="4"/>public CalculatorTest(int param, int result) {</text:p>
      <text:p text:style-name="P1"><text:s text:c="8"/>this.param = param;</text:p>
      <text:p text:style-name="P1"><text:s text:c="8"/>this.result = result;</text:p>
      <text:p text:style-name="P1"><text:s text:c="4"/>}</text:p>
      <text:p text:style-name="P1"/>
      <text:p text:style-name="P1"><text:s text:c="4"/>@Test</text:p>
      <text:p text:style-name="P1"><text:soft-page-break/><text:s text:c="4"/>public void testAdd() {</text:p>
      <text:p text:style-name="P1"><text:s text:c="8"/>calculator.add(2);</text:p>
      <text:p text:style-name="P1"><text:s text:c="8"/>calculator.add(3);</text:p>
      <text:p text:style-name="P1"><text:s text:c="8"/>assertEquals(5, calculator.getResult());</text:p>
      <text:p text:style-name="P1"><text:s text:c="4"/>}</text:p>
      <text:p text:style-name="P1"/>
      <text:p text:style-name="P1"><text:s text:c="4"/>@Test</text:p>
      <text:p text:style-name="P1"><text:s text:c="4"/>public void testSubstract() {</text:p>
      <text:p text:style-name="P1"><text:s text:c="8"/>calculator.add(10);</text:p>
      <text:p text:style-name="P1"><text:s text:c="8"/>calculator.substract(2);</text:p>
      <text:p text:style-name="P1"><text:s text:c="8"/>assertEquals(8, calculator.getResult());</text:p>
      <text:p text:style-name="P1"><text:s text:c="4"/>}</text:p>
      <text:p text:style-name="P1"><text:s text:c="4"/></text:p>
      <text:p text:style-name="P1"><text:s text:c="4"/>// 可以忽略测试 <text:s/>并且用于提示</text:p>
      <text:p text:style-name="P1"><text:s text:c="4"/>@Ignore("Multiply() Not yet implemented")</text:p>
      <text:p text:style-name="P1"><text:s text:c="4"/>@Test</text:p>
      <text:p text:style-name="P1"><text:s text:c="4"/>public void testMultiply() {</text:p>
      <text:p text:style-name="P1"><text:s text:c="4"/>}</text:p>
      <text:p text:style-name="P1"/>
      <text:p text:style-name="P1"><text:s text:c="4"/>@Test</text:p>
      <text:p text:style-name="P1"><text:s text:c="4"/>public void testDivide() {</text:p>
      <text:p text:style-name="P1"><text:s text:c="8"/>calculator.add(8);</text:p>
      <text:p text:style-name="P1"><text:s text:c="8"/>calculator.divide(2);</text:p>
      <text:p text:style-name="P1"><text:s text:c="8"/>assertEquals(4, calculator.getResult());</text:p>
      <text:p text:style-name="P1"><text:s text:c="4"/>}</text:p>
      <text:p text:style-name="P1"/>
      <text:p text:style-name="P1"><text:s text:c="4"/>@Test(timeout = 1000)</text:p>
      <text:p text:style-name="P1"><text:s text:c="4"/>public void squareRoot(){</text:p>
      <text:p text:style-name="P1"><text:s text:c="8"/>calculator.squareRoot(4);</text:p>
      <text:p text:style-name="P1"><text:s text:c="8"/>assertEquals(2, calculator.getResult());</text:p>
      <text:p text:style-name="P1"><text:s text:c="4"/>}</text:p>
      <text:p text:style-name="P1"/>
      <text:p text:style-name="P1"><text:s text:c="4"/>@Test(expected = ArithmeticException.class)</text:p>
      <text:p text:style-name="P1"><text:s text:c="4"/>public void divideByZero() {</text:p>
      <text:p text:style-name="P1"><text:s text:c="8"/>calculator.divide(0);</text:p>
      <text:p text:style-name="P1"><text:s text:c="4"/>}</text:p>
      <text:p text:style-name="P1"/>
      <text:p text:style-name="P1"><text:s text:c="4"/>@Test</text:p>
      <text:p text:style-name="P1"><text:s text:c="4"/>public void square() {</text:p>
      <text:p text:style-name="P1"><text:s text:c="8"/>calculator.square(param);</text:p>
      <text:p text:style-name="P1"><text:s text:c="8"/>assertEquals(result, calculator.getResult());</text:p>
      <text:p text:style-name="P1"><text:s text:c="4"/>}</text:p>
      <text:p text:style-name="P1">}</text:p>
      <text:p text:style-name="P1"/>
      <text:p text:style-name="P1"/>
      <text:p text:style-name="P1"/>
      <text:p text:style-name="P1">用这个junit测试还是比较智能，不过对于检测的质量 还是依赖你给定的例子，毕竟你给定的例子不能覆盖所有值，所以有些时候感觉不是很准确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41"/>vim</text:p>
      <text:p text:style-name="P1">对于vi的学习,也算是水到渠成,基本的操作都会</text:p>
      <text:p text:style-name="P1">:wq 保存退出</text:p>
      <text:p text:style-name="P1">:sp 水平分割窗口</text:p>
      <text:p text:style-name="P1">:vs 垂直分割窗口</text:p>
      <text:p text:style-name="P1">shift+ g 跳到文件最后一行</text:p>
      <text:p text:style-name="P1">shift+ G 跳刀文件第一行</text:p>
      <text:p text:style-name="P1">i <text:s/>进入插入</text:p>
      <text:p text:style-name="P1">ctrl+v 一片区域的删除或者复制</text:p>
      <text:p text:style-name="P1">n+g 跳到第n行</text:p>
      <text:p text:style-name="P1">dd 删除当前行</text:p>
      <text:p text:style-name="P1">num+dd 删除n行</text:p>
      <text:p text:style-name="P1">num+yy 复制n行</text:p>
      <text:p text:style-name="P1"/>
      <text:p text:style-name="P1"/>
      <text:p text:style-name="P1">配置文件 带有IDE的功能自动补全 和 增加字典</text:p>
      <text:p text:style-name="P1"><text:s/></text:p>
      <text:p text:style-name="P1">/home/zhoutengteng/.vimrc</text:p>
      <text:p text:style-name="P1">set sw=4</text:p>
      <text:p text:style-name="P1">set ts=4</text:p>
      <text:p text:style-name="P1">set et</text:p>
      <text:p text:style-name="P1">set smarttab</text:p>
      <text:p text:style-name="P1">set smartindent</text:p>
      <text:p text:style-name="P1">set lbr</text:p>
      <text:p text:style-name="P1">set fo+=mB</text:p>
      <text:p text:style-name="P1">set sm</text:p>
      <text:p text:style-name="P1">set selection=inclusive</text:p>
      <text:p text:style-name="P1">set wildmenu</text:p>
      <text:p text:style-name="P1">set mousemodel=popup</text:p>
      <text:p text:style-name="P1">set nu</text:p>
      <text:p text:style-name="P1"/>
      <text:p text:style-name="P1">au FileType php setlocal dict+=~/.vim/dict/php_funclist.dict</text:p>
      <text:p text:style-name="P1">au FileType css setlocal dict+=~/.vim/dict/css.dict</text:p>
      <text:p text:style-name="P1">au FileType c setlocal dict+=~/.vim/dict/c.dict</text:p>
      <text:p text:style-name="P1">au FileType cpp setlocal dict+=~/.vim/dict/cpp.dict</text:p>
      <text:p text:style-name="P1">au FileType scale setlocal dict+=~/.vim/dict/scale.dict</text:p>
      <text:p text:style-name="P1">au FileType javascript setlocal dict+=~/.vim/dict/javascript.dict</text:p>
      <text:p text:style-name="P1">au FileType html setlocal dict+=~/.vim/dict/javascript.dict</text:p>
      <text:p text:style-name="P1">au FileType html setlocal dict+=~/.vim/dict/css.dict</text:p>
      <text:p text:style-name="P1">au FileType java setlocal dict+=~/.vim/dict/java.dict</text:p>
      <text:p text:style-name="P1">au FileType java setlocal dict+=~/Desktop/java_test/api/*</text:p>
      <text:p text:style-name="P1"/>
      <text:p text:style-name="P1">autocmd FileType python set omnifunc=pythoncomplete#Complete</text:p>
      <text:p text:style-name="P1">autocmd FileType javascript set omnifunc=javascriptcomplete#CompleteJS</text:p>
      <text:p text:style-name="P1">autocmd FileType html set omnifunc=htmlcomplete#CompleteTags</text:p>
      <text:p text:style-name="P1">autocmd FileType css set omnifunc=csscomplete#CompleteCSS</text:p>
      <text:p text:style-name="P1">autocmd FileType xml set omnifunc=xmlcomplete#CompleteTags</text:p>
      <text:p text:style-name="P1">autocmd FileType php set omnifunc=phpcomplete#CompletePHP</text:p>
      <text:p text:style-name="P1"><text:soft-page-break/>autocmd FileType c set omnifunc=ccomplete#Comple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9T22:23:28.867043986</dc:date>
    <meta:document-statistic meta:table-count="0" meta:image-count="0" meta:object-count="0" meta:page-count="6" meta:paragraph-count="236" meta:word-count="1133" meta:character-count="7237" meta:non-whitespace-character-count="5871"/>
    <meta:generator>LibreOffice/4.2.8.2$Linux_X86_64 LibreOffice_project/420m0$Build-2</meta:generator>
  </office:meta>
</office:document-meta>
</file>